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4.06cm" svg:x="0.026cm" svg:y="0.026cm" svg:viewBox="0 0 14061 14061" svg:d="M11717 14061l521-59M12238 14002l496-174M12734 13828l444-279M13178 13549l371-371M13549 13178l279-444M13828 12734l174-496M14002 12238l59-521M14061 11717v-9373M14061 2344M14061 2344l-59-522M14002 1822l-174-495M13828 1327l-279-445M13549 882l-371-371M13178 511l-444-279M12734 232l-496-173M12238 59l-521-59M11717 0h-9373M2344 0M2344 0l-522 59M1822 59l-495 173M1327 232l-445 279M882 511l-371 371M511 882l-279 445M232 1327l-173 495M59 1822l-59 522M0 2344v9373M0 11717M0 11717l59 521M59 12238l173 496M232 12734l279 444M511 13178l371 371M882 13549l445 279M1327 13828l495 174M1822 14002l522 59M2344 14061h93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